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yle1" style:master-page-name="MP0" style:family="paragraph">
      <style:paragraph-properties fo:break-before="page"/>
    </style:style>
  </office:automatic-styles>
  <office:body>
    <office:text text:use-soft-page-breaks="true">
      <text:p text:style-name="P1">Hello World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ru" fo:country="RU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 fo:language="ru" fo:country="RU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 fo:language="ru" fo:country="RU"/>
    </style:style>
    <style:style style:name="Style1" style:display-name="Style1" style:family="paragraph" style:parent-style-name="Normal">
      <style:text-properties fo:language="en" fo:country="US" fo:hyphenate="false"/>
    </style:style>
    <style:style style:name="Style2" style:display-name="Style2" style:family="paragraph" style:parent-style-name="Style1">
      <style:text-properties fo:hyphenate="false"/>
    </style:style>
    <style:style style:name="Style1Char" style:display-name="Style1 Char" style:family="text" style:parent-style-name="DefaultParagraphFont">
      <style:text-properties fo:font-size="12pt" style:font-size-asian="12pt" style:font-size-complex="12pt"/>
    </style:style>
    <style:style style:name="Style2Char" style:display-name="Style2 Char" style:family="text" style:parent-style-name="Style1Char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US"/>
    </style:style>
    <style:style style:name="P3" style:parent-style-name="Foot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Hello World!</text:p>
      </style:header>
      <style:footer>
        <text:p text:style-name="P3">Hello Word!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irst bookmark</dc:title>
    <dc:description/>
    <dc:subject/>
    <meta:initial-creator>Dmitry Vorobyev</meta:initial-creator>
    <dc:creator>Вячеслав Дерюшев</dc:creator>
    <meta:creation-date>2023-10-12T06:38:00Z</meta:creation-date>
    <dc:date>2023-10-12T06:38:00Z</dc:date>
    <meta:template xlink:href="Normal.dotm" xlink:type="simple"/>
    <meta:editing-cycles>2</meta:editing-cycles>
    <meta:editing-duration>PT240S</meta:editing-duration>
    <meta:document-statistic meta:page-count="1" meta:paragraph-count="1" meta:word-count="1" meta:character-count="12" meta:row-count="1" meta:non-whitespace-character-count="12"/>
  </office:meta>
</office:document-meta>
</file>